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office:forms form:automatic-focus="false" form:apply-design-mode="false"/>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1">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i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0:15:32.5158344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2:31:08.411725117</dc:date>
    <meta:editing-duration>PT10H23M13S</meta:editing-duration>
    <meta:editing-cycles>92</meta:editing-cycles>
    <meta:generator>LibreOffice/25.2.2.2$Linux_X86_64 LibreOffice_project/7370d4be9e3cf6031a51beef54ff3bda878e3fac</meta:generator>
    <meta:document-statistic meta:table-count="5" meta:cell-count="3025" meta:object-count="0"/>
  </office:meta>
</office:document-meta>
</file>